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7150" officeooo:paragraph-rsid="00187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text:p>
      <text:p text:style-name="P1"/>
      <text:p text:style-name="P1">Denis Diderot</text:p>
      <text:p text:style-name="P1">(1713-1784)</text:p>
      <text:p text:style-name="P1"/>
      <text:p text:style-name="P1"><text:s/></text:p>
      <text:p text:style-name="P1"/>
      <text:p text:style-name="P1">Supplément au voyage de Bougainville</text:p>
      <text:p text:style-name="P1"/>
      <text:p text:style-name="P1">Etude</text:p>
      <text:p text:style-name="P1"/>
      <text:p text:style-name="P1">Texte intégral</text:p>
      <text:p text:style-name="P1"/>
      <text:p text:style-name="P1"><text:s text:c="3"/>"Pleurez, malheureux Tahitiens! pleurez; mais que ce soit de l'arrivée, et non du départ de ces hommes ambitieux et méchants: un jour, vous les connaîtrez mieux. Un jour, ils reviendront, le morceau de bois que vous voyez attaché à la ceinture de celui-ci, dans une main, et le fer qui pend au côté de celui-là, dans l'autre, vous enchaîner, vous égorger, ou vous assujettir à leurs extravagances et à leurs vices; un jour vous servirez sous eux, aussi corrompus, aussi vils, aussi malheureux qu'eux. Mais je me console; je touche à la fin de ma carrière; et la calamité que je vous annonce, je ne la verrai point. O Tahitiens! mes amis! vous auriez un moyen d'échapper à un funeste avenir; mais j'aimerais mieux mourir que de vous en donner le conseil. Qu'ils s'éloignent, et qu'ils vivent."</text:p>
      <text:p text:style-name="P1"><text:s text:c="4"/>Puis s'adressant à Bougainville, il ajouta: "Et toi, chef des brigands qui t'obéissent, écarte promptement ton vaisseau de notre rive: nous sommes innocents, nous sommes heureux; et tu ne peux que nuire à notre bonheur. Nous suivons le pur instinct de la nature; et tu as tenté d'effacer de nos âmes son caractère. Ici tout est à tous; et tu nous as prêché je ne sais quelle distinction du tien et du mien. Nos filles et nos femmes nous sont communes; tu as partagé ce privilège avec nous; et tu es venu allumer en elles des fureurs inconnues. Elles sont devenues folles dans tes bras; tu es devenu féroce entre les leurs. Elles ont commencé à se haïr; vous vous êtes égorgés pour elles; et elles nous sont revenues teintes de votre sang. Nous sommes libres; et voilà que tu as enfoui dans notre terre le titre de notre futur esclavage. Tu n'es ni un dieu, ni un démon: qui es-tu donc, pour faire des esclaves? Orou! toi qui entends la langue de ces hommes-là, dis-nous à tous, comme tu me l'as dit à moi, ce qu'ils ont écrit sur cette lame de métal: Ce pays est à nous. Ce pays est à toi! et pourquoi? parce que tu y as mis le pied? Si un Tahitien débarquait un jour sur vos côtes, et qu'il gravât sur une de vos pierres ou sur l'écorce d'un de vos arbres: Ce pays appartient aux habitants de Tahiti, qu'en penserais-tu?... Tu n'es pas esclave: tu souffrirais la mort plutôt que de l'être, et tu veux nous asservir! Tu crois donc que le Tahitien ne sait pas défendre sa liberté et mourir? Celui dont tu veux t'emparer comme de la brute, le Tahitien est ton frère. Vous êtes deux enfants de la nature; quel droit as-tu sur lui qu'il n'ait pas sur toi? Tu es venu; nous sommes-nous jetés sur ta personne? avons-nous pillé ton vaisseau? t'avons-nous saisi et exposé aux flèches de nos ennemis? t'avons-nous associé dans nos champs au travail de nos animaux? Nous avons respecté notre image en toi.</text:p>
      <text:p text:style-name="P1"><text:s text:c="4"/>"Laisse nous nos moeurs; elles sont plus sages et honnêtes que les tiennes; nous ne voulons plus troquer ce que tu appelles notre ignorance contre tes inutiles lumières. Tout ce qui nous est nécessaire et bon, nous le posséd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5:38:10.879031498</meta:creation-date>
    <dc:date>2014-06-24T15:38:39.182199107</dc:date>
    <meta:editing-duration>P0D</meta:editing-duration>
    <meta:editing-cycles>1</meta:editing-cycles>
    <meta:document-statistic meta:table-count="0" meta:image-count="0" meta:object-count="0" meta:page-count="1" meta:paragraph-count="10" meta:word-count="535" meta:character-count="3008" meta:non-whitespace-character-count="2467"/>
    <meta:generator>LibreOffice/4.2.4.2$Linux_x86 LibreOffice_project/420m0$Build-2</meta:generator>
  </office:meta>
</office:document-meta>
</file>